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Songti SC" svg:font-family="'Songti SC'" style:font-family-generic="system" style:font-pitch="variable"/>
  </office:font-face-decls>
  <office:automatic-styles>
    <style:style style:name="Table1" style:family="table">
      <style:table-properties style:width="8.761cm" fo:margin-left="2.501cm" table:align="left"/>
    </style:style>
    <style:style style:name="Table1.A" style:family="table-column">
      <style:table-column-properties style:column-width="3.23cm"/>
    </style:style>
    <style:style style:name="Table1.B" style:family="table-column">
      <style:table-column-properties style:column-width="5.532cm"/>
    </style:style>
    <style:style style:name="Table1.A1" style:family="table-cell">
      <style:table-cell-properties style:vertical-align="middle" fo:padding="0.049cm" fo:border="none"/>
    </style:style>
    <style:style style:name="P1" style:family="paragraph" style:parent-style-name="Heading_20_3" style:list-style-name="L3"/>
    <style:style style:name="P2" style:family="paragraph" style:parent-style-name="Heading_20_3" style:list-style-name="L3">
      <style:paragraph-properties fo:margin-left="0cm" fo:margin-right="0cm" fo:text-indent="0cm" style:auto-text-indent="false"/>
    </style:style>
    <style:style style:name="P3" style:family="paragraph" style:parent-style-name="Text_20_body" style:master-page-name="HTML">
      <style:paragraph-properties fo:margin-top="0cm" fo:margin-bottom="0cm" style:contextual-spacing="false" style:page-number="auto"/>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paragraph-properties fo:margin-left="0cm" fo:margin-right="0cm" fo:text-indent="0cm" style:auto-text-indent="false"/>
    </style:style>
    <style:style style:name="P13" style:family="paragraph" style:parent-style-name="Text_20_body" style:list-style-name="L3">
      <style:paragraph-properties fo:margin-left="0cm" fo:margin-right="0cm" fo:margin-top="0cm" fo:margin-bottom="0cm" style:contextual-spacing="false" fo:text-indent="0cm" style:auto-text-indent="fals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Fin Analytics Ltd</text:p>
      <text:p text:style-name="P4">Investment Overview</text:p>
      <text:p text:style-name="Text_20_body"/>
      <text:p text:style-name="P5">To: Jason da Costa</text:p>
      <text:p text:style-name="Text_20_body"/>
      <text:p text:style-name="Text_20_body">Thank you so much for your interest in investing in 3Fin Analytics. Your investment will be made by way of a SeedFAST.</text:p>
      <text:p text:style-name="Text_20_body">This section provides an overview of your investment. This is only an overview and does not form part of your legal agreement. The legal part of the agreement and the terms of your investment follow on subsequent pages.</text:p>
      <text:h text:style-name="Heading_20_3" text:outline-level="3">What is a SeedFAST?</text:h>
      <text:p text:style-name="Text_20_body">A SeedFAST is an advanced subscription agreement ("ASA") that allows investors to make an investment now which will convert into shares in the next funding round at a valuation to be determined in that round.</text:p>
      <text:h text:style-name="Heading_20_3" text:outline-level="3">About your investment</text:h>
      <text:p text:style-name="Text_20_body">You’re investing £20,000 in 3Fin Analytics, which will convert into shares when we do our next funding round.</text:p>
      <text:p text:style-name="Text_20_body">If we raise at least £650,000 (which excludes any amounts raised before then by way of SeedFASTs, convertible securities or advanced subscriptions) over one or more bona fide funding rounds before 1 April 2024, that will count as a new funding round.</text:p>
      <text:p text:style-name="Text_20_body">If we have a new funding round or sell the company before 1 April 2024, your investment will convert into shares at a valuation that’s the lower of:</text:p>
      <text:list text:style-name="L1">
        <text:list-item>
          <text:p text:style-name="P7">a discount of 10% applied to the pre-money valuation offered to new investors in the new funding round, and</text:p>
        </text:list-item>
        <text:list-item>
          <text:p text:style-name="P6">£3,150,000 (so that if we raise at a higher valuation than £3,500,000, then your investment will still convert as if the valuation was £3,150,000).</text:p>
        </text:list-item>
      </text:list>
      <text:p text:style-name="Text_20_body">To protect your investment, in the event that there is no new funding round before 1 April 2024, then on 1 April 2024 (or if the company is liquidated, dissolved, wound up, goes into administration or enters into a scheme of arrangement, prior to such an event) your investment will convert into shares at a valuation of £3,150,000.</text:p>
      <text:h text:style-name="Heading_20_3" text:outline-level="3">Next steps</text:h>
      <text:p text:style-name="Text_20_body">Please carefully read the Advanced Subscription Agreement below. If you're happy with the terms please sign the document and we will do the same, then please wire your funds to the bank account as detailed in the Advanced Subscription Agreement below. Keep a copy of the Advanced Subscription Agreement for your records. That's it for now. The company will notify you when it's time to review the documents for their next funding round and for your investment to convert into shares.</text:p>
      <text:p text:style-name="Text_20_body"/>
      <text:p text:style-name="Text_20_body">The above summary is designed to provide an overview of your investment and isn’t legally binding. The Advanced Subscription Agreement is intended to be legally binding. If there's any difference in meaning or interpretation between this summary and the Advanced Subscription Agreement below, the terms of the Advanced Subscription Agreement prevail.</text:p>
      <text:p text:style-name="P4">3Fin Analytics Ltd</text:p>
      <text:p text:style-name="Text_20_body">Advanced Subscription Agreement</text:p>
      <text:h text:style-name="Heading_20_3" text:outline-level="3">Parties</text:h>
      <text:list text:style-name="L2">
        <text:list-item>
          <text:p text:style-name="P9">Jason da Costa of 14 Rue Pauline Julien, Quebec, G1C 4T6, Canada (the “Subscriber”); and</text:p>
        </text:list-item>
        <text:list-item>
          <text:p text:style-name="P8">3Fin Analytics Ltd, a company incorporated and registered in England and Wales (registered number 14891111) whose registered office is 12 Hasker Street, London, SW3 2LG, United Kingdom (the “Company”).</text:p>
        </text:list-item>
      </text:list>
      <text:h text:style-name="Heading_20_3" text:outline-level="3">Introduction</text:h>
      <text:p text:style-name="Text_20_body">The Subscriber has agreed to make advance subscription funds available to the Company for the purpose and on the terms and subject to the conditions of this agreement.</text:p>
      <text:p text:style-name="Text_20_body"/>
      <text:p text:style-name="Text_20_body">It is agreed as follows:</text:p>
      <text:list text:style-name="L3">
        <text:list-item>
          <text:list>
            <text:list-item>
              <text:list>
                <text:list-item>
                  <text:h text:style-name="P1" text:outline-level="3">Definitions</text:h>
                </text:list-item>
              </text:list>
            </text:list-item>
          </text:list>
          <text:p text:style-name="P10">In this agreement (including the Introduction), except where a different interpretation is necessary in the context, the words and expressions set out below will have the following meanings:</text:p>
          <text:p text:style-name="P10">“Acting in Concert” has the meaning given to it in The City Code on Takeovers and Mergers published by the Panel on Takeovers and Mergers (as amended from time to time);</text:p>
          <text:p text:style-name="P10">“Advance Subscription Funds” has the meaning given to it in Clause 2.1;</text:p>
          <text:p text:style-name="P10">“Articles” means the articles of association of the Company as amended from time to time;</text:p>
          <text:p text:style-name="P10">“Asset Sale” means the disposal by the Company of all or substantially all of its undertaking and assets to any third party, where disposal may include, without limitation, the grant by the Company of an exclusive licence of intellectual property not entered into in the ordinary course of business;</text:p>
          <text:p text:style-name="P10">“Business Days” means days other than a Saturday, Sunday or public holiday in England and Wales;</text:p>
          <text:p text:style-name="P10">“Controlling Interest” means an interest in shares giving to the holder or holders control of the Company within the meaning of section 1124 of the CTA;</text:p>
          <text:p text:style-name="P11">“Conversion Price” means:</text:p>
          <text:list text:continue-numbering="true">
            <text:list-item>
              <text:p text:style-name="P11">where conversion takes place pursuant to Clause 3(a) (new Financing Round) or Clause 3(b) (Sale or IPO) below, a price per Conversion Share that is the lower of</text:p>
              <text:list>
                <text:list-item>
                  <text:p text:style-name="P11">a discount of 10% to the Subscription Price or the Exit Price, as the case may be, and</text:p>
                </text:list-item>
                <text:list-item>
                  <text:p text:style-name="P11">£3,150,000 divided by the number of Fully Diluted Shares; and</text:p>
                </text:list-item>
              </text:list>
            </text:list-item>
            <text:list-item>
              <text:p text:style-name="P10">where conversion takes place pursuant to Clause 3(c) (Longstop Date) or Clause 3(d) (Dissolution Event) below, a price per Conversion Share of £3,150,000 divided by the number of Fully Diluted Shares;</text:p>
            </text:list-item>
          </text:list>
          <text:p text:style-name="P11">“Conversion Shares” means either:</text:p>
          <text:list text:continue-numbering="true">
            <text:list-item>
              <text:p text:style-name="P11">in the case of shares issued pursuant to Clause 3(a) (new Financing Round), the Next Round Shares; or</text:p>
            </text:list-item>
            <text:list-item>
              <text:p text:style-name="P10">in the case of shares issued pursuant to Clause 3(b) (Sale or IPO), Clause 3(c) (Longstop Date) or Clause 3(d) (Dissolution Event), the most senior class of shares having the rights set out in the Articles;</text:p>
            </text:list-item>
          </text:list>
          <text:p text:style-name="P10">“CTA” means the Corporation Tax Act 2010;</text:p>
          <text:p text:style-name="P11">“Dissolution Event” means:</text:p>
          <text:list text:continue-numbering="true">
            <text:list-item>
              <text:p text:style-name="P11">any cessation by the Company of all or substantially all of its operations;</text:p>
            </text:list-item>
            <text:list-item>
              <text:p text:style-name="P11">any actual or proposed compromise or arrangement between the Company and its creditors (including any scheme of arrangement or creditors' voluntary arrangement);</text:p>
            </text:list-item>
            <text:list-item>
              <text:p text:style-name="P11">the dissolution or winding-up of the Company, or any step taken with a view to striking the Company off the Register of Companies;</text:p>
            </text:list-item>
            <text:list-item>
              <text:p text:style-name="P11">the appointment of any liquidator to the Company or of any administrator, receiver, administrative receiver, manager or trustee-in-bankruptcy to the Company or in relation to all or substantially all of its assets; or</text:p>
            </text:list-item>
            <text:list-item>
              <text:p text:style-name="P10">any step taken to bring any of those about, except where the Company contests such steps in good faith and/or any steps taken for the purposes of bona fide restructuring of the Company,</text:p>
            </text:list-item>
          </text:list>
          <text:p text:style-name="P10">in each case whether voluntary or involuntary, but excluding any Sale or IPO;</text:p>
          <text:p text:style-name="P10">“Exit Price” means, in respect of a Sale or an IPO, the price per share transferred pursuant to such Sale (being proceeds per share in case of a Sale of assets) or the price per share issued pursuant to such IPO;</text:p>
          <text:p text:style-name="P10">“Financing Round” means a subscription for equity in the Company by one or more persons raising an aggregate of at least £650,000 (excluding the Advance Subscription Funds and any other convertible securities or advanced subscriptions outstanding at the date of the Financing Round), which amount can be raised in one or a series of fundraisings on or before the Longstop Date;</text:p>
          <text:p text:style-name="P10">“Fully Diluted Shares” means the sum of all issued shares in the Company plus the Option Pool, immediately prior to conversion;</text:p>
          <text:p text:style-name="P10">“IPO” means the admission of all or any of the shares to the Official List of the United Kingdom Listing Authority and to trading on the London Stock Exchange or the admission of any or all of the shares to the AIM Market operated by the London Stock Exchange plc or any other recognized investment exchange (as defined in section 285 of the Financial Services and Markets Act 2000);</text:p>
          <text:p text:style-name="P10">“Longstop Date” means 1 April 2024;</text:p>
          <text:p text:style-name="P10">“Next Round Shares” means, in respect of a Financing Round, the most senior class of shares issued in such Financing Round;</text:p>
          <text:p text:style-name="P10">“Option Pool” means the shares, if any, reserved for issuance to employees and advisors to the Company;</text:p>
          <text:p text:style-name="P10">“Sale” means a Share Sale or an Asset Sale;</text:p>
          <text:p text:style-name="P10">“Share Sale” means the sale of (or the grant of a right to acquire or to dispose of) any of the shares in the capital of the Company (in one transaction or as a series of transactions) which will result in the purchaser of those shares (or grantee of that right) and persons Acting in Concert with them together acquiring a Controlling Interest in the Company; and</text:p>
          <text:p text:style-name="P10">“Subscription Price” means the lowest price per share at which shares in the Company are issued to new cash subscribers in a Financing Round.</text:p>
          <text:p text:style-name="P10">In this agreement, references to a party include its successors in title, transferees and assignees.</text:p>
          <text:list>
            <text:list-item>
              <text:list>
                <text:list-item>
                  <text:h text:style-name="P1" text:outline-level="3">Advance Subscription</text:h>
                </text:list-item>
              </text:list>
            </text:list-item>
            <text:list-item>
              <text:p text:style-name="P12"><text:bookmark text:name="AdvanceSubscription"/>Advance Subscription</text:p>
              <text:p text:style-name="P10">Subject to the terms of this agreement, the Subscriber agrees on the date of this agreement to make available to the Company within 5 Business Days of the date of this agreement, funds in an aggregate amount of £20,000 (the “Advance Subscription Funds”).</text:p>
            </text:list-item>
            <text:list-item>
              <text:p text:style-name="P10">Purpose</text:p>
              <text:p text:style-name="P10">The Company will apply the Advance Subscription Funds towards its general working capital, for the raising of additional financing and for such other purposes as the Company and Subscriber may from time to time agree in writing. Without limiting the obligations of the Company in any way, the Subscriber is not bound to monitor or verify the application of any of the Advance Subscription Funds.</text:p>
            </text:list-item>
            <text:list-item>
              <text:p text:style-name="P10">Payment</text:p>
              <text:p text:style-name="P10">The Advance Subscription Funds will be paid to the Company bank account with details as set out below:</text:p>
            </text:list-item>
          </text:list>
        </text:list-item>
      </text:list>
      <table:table table:name="Table1" table:style-name="Table1">
        <table:table-column table:style-name="Table1.A"/>
        <table:table-column table:style-name="Table1.B"/>
        <table:table-header-rows>
          <table:table-row>
            <table:table-cell table:style-name="Table1.A1" table:number-columns-spanned="2" office:value-type="string">
              <text:p text:style-name="Table_20_Contents">Designated Account</text:p>
            </table:table-cell>
            <table:covered-table-cell/>
          </table:table-row>
        </table:table-header-rows>
        <table:table-row>
          <table:table-cell table:style-name="Table1.A1" office:value-type="string">
            <text:p text:style-name="Table_20_Heading">Account name</text:p>
          </table:table-cell>
          <table:table-cell table:style-name="Table1.A1" office:value-type="string">
            <text:p text:style-name="Table_20_Contents">3FIN ANALYTICS LTD</text:p>
          </table:table-cell>
        </table:table-row>
        <table:table-row>
          <table:table-cell table:style-name="Table1.A1" office:value-type="string">
            <text:p text:style-name="Table_20_Heading">Sort code</text:p>
          </table:table-cell>
          <table:table-cell table:style-name="Table1.A1" office:value-type="string">
            <text:p text:style-name="Table_20_Contents">50-21-01</text:p>
          </table:table-cell>
        </table:table-row>
        <table:table-row>
          <table:table-cell table:style-name="Table1.A1" office:value-type="string">
            <text:p text:style-name="Table_20_Heading">Account number</text:p>
          </table:table-cell>
          <table:table-cell table:style-name="Table1.A1" office:value-type="string">
            <text:p text:style-name="Table_20_Contents">31336205</text:p>
          </table:table-cell>
        </table:table-row>
        <table:table-row>
          <table:table-cell table:style-name="Table1.A1" office:value-type="string">
            <text:p text:style-name="Table_20_Heading">IBAN</text:p>
          </table:table-cell>
          <table:table-cell table:style-name="Table1.A1" office:value-type="string">
            <text:p text:style-name="Table_20_Contents">GB53NWBK50210131336205</text:p>
          </table:table-cell>
        </table:table-row>
        <table:table-row>
          <table:table-cell table:style-name="Table1.A1" office:value-type="string">
            <text:p text:style-name="Table_20_Heading">SWIFT</text:p>
          </table:table-cell>
          <table:table-cell table:style-name="Table1.A1" office:value-type="string">
            <text:p text:style-name="Table_20_Contents">NWBKGB2L</text:p>
          </table:table-cell>
        </table:table-row>
      </table:table>
      <text:list text:continue-numbering="true" text:style-name="L3">
        <text:list-item>
          <text:list>
            <text:list-item>
              <text:p text:style-name="P10">Waiver</text:p>
              <text:p text:style-name="P10">The Company hereby undertakes to procure all consents, waivers and shareholder resolutions necessary (pursuant to the Articles or otherwise) so as to enable the issue of shares in the capital of the Company contemplated by this agreement to proceed free of preemption rights or other restriction.</text:p>
              <text:list>
                <text:list-item>
                  <text:h text:style-name="P2" text:outline-level="3"><text:bookmark text:name="Conversion"/>Conversion</text:h>
                </text:list-item>
              </text:list>
            </text:list-item>
          </text:list>
          <text:p text:style-name="P10">The Advance Subscription Funds will automatically convert into Conversion Shares at the Conversion Price, and the Company will issue and allot to the Subscriber (or otherwise as the Subscriber may direct) the number of fully paid Conversion Shares to which it is entitled, rounded down to the nearest whole number:</text:p>
          <text:list text:continue-numbering="true">
            <text:list-item>
              <text:p text:style-name="P13"><text:bookmark text:name="ConversionA"/>in the event of a Financing Round, as part of and simultaneously with the unconditional completion of such Financing Round, provided that the Subscriber executes and delivers to the Company all relevant documents related to the Financing Round and such documents are the same or substantially the same as the documents to be entered into with the investors in the Financing Round; or</text:p>
            </text:list-item>
            <text:list-item>
              <text:p text:style-name="P13"><text:bookmark text:name="ConversionB"/>in the event of a Sale or an IPO, immediately prior to the unconditional completion of such Sale or IPO, provided that the Subscriber executes and delivers to the Company all documents necessary for the Sale or IPO (if any); or</text:p>
            </text:list-item>
            <text:list-item>
              <text:p text:style-name="P13"><text:bookmark text:name="ConversionC"/>on the Longstop Date (if none of the events set out in Clauses 3(a) to 3(b) have occurred on or prior to the Longstop Date), provided that the Subscriber executes and delivers to the Company all documents necessary for the allotment and issuance of the Conversion Shares; or</text:p>
            </text:list-item>
            <text:list-item>
              <text:p text:style-name="P12"><text:bookmark text:name="ConversionD"/>in the event of a Dissolution Event occurring before any of the events set out in Clauses 3(a) to 3(c) above, immediately prior to the occurrence of such Dissolution Event, provided that the Subscriber executes and delivers to the Company all documents necessary for the Dissolution Event (if any).</text:p>
            </text:list-item>
          </text:list>
          <text:p text:style-name="P10">In each case the Conversion Shares so allotted and issued will be in full satisfaction and discharge of all obligations of the Company under this agreement to the Subscriber and this agreement will terminate automatically and immediately on completion of such conversion.</text:p>
          <text:list>
            <text:list-item>
              <text:list>
                <text:list-item>
                  <text:h text:style-name="P1" text:outline-level="3">Warranties</text:h>
                </text:list-item>
              </text:list>
            </text:list-item>
          </text:list>
          <text:p text:style-name="P10">The Company warrants to the Subscriber that:</text:p>
          <text:list text:continue-numbering="true">
            <text:list-item>
              <text:p text:style-name="P11">The Company is a company duly formed, validly existing and in good standing under the laws of England and Wales, with full corporate power and authority to enter into and perform its obligations under this agreement;</text:p>
            </text:list-item>
            <text:list-item>
              <text:p text:style-name="P11">The Company has full power and authority to consummate the transactions contemplated under this agreement;</text:p>
            </text:list-item>
            <text:list-item>
              <text:p text:style-name="P11">No consents, authorisations or approvals of any kind of any governmental authority or other third party are required in connection with the execution or performance of this agreement by the Company;</text:p>
            </text:list-item>
            <text:list-item>
              <text:p text:style-name="P11">The consummation of the transactions contemplated hereunder and the performance of this agreement by the Company do not violate the provisions of the Articles, or any applicable law, and will not result in any breach of, or constitute a default under, any note or instrument to which the Company is a party or by which it is bound;</text:p>
            </text:list-item>
            <text:list-item>
              <text:p text:style-name="P11">The Company owns or possesses or believes it can acquire on commercially reasonable terms sufficient legal rights to all patents, patent applications, trademarks, trademark applications, service marks, tradenames, copyrights, trade secrets, licenses, domain names, mask works, information and proprietary rights and processes as are necessary to the conduct of its business as now conducted and as presently proposed to be conducted without any known conflict with, or infringement of, the rights of others;</text:p>
            </text:list-item>
            <text:list-item>
              <text:p text:style-name="P11">The Company has not received any communications alleging that the Company has violated or, by conducting its business, would violate any of the patents, trademarks, service marks, tradenames, copyrights, trade secrets, mask works or other proprietary rights or processes of any other person;</text:p>
            </text:list-item>
            <text:list-item>
              <text:p text:style-name="P11">There is no private or governmental action, suit, proceeding, claim, arbitration or investigation pending before any agency, court or tribunal, foreign or domestic, or threatened against the Company or any of its properties or any of its officers or managers (in their capacities as such);</text:p>
            </text:list-item>
            <text:list-item>
              <text:p text:style-name="P11">There is no judgment or order against the Company, or, to the knowledge of the Company, any of its directors or managers (in their capacities as such), that could prevent, enjoin, or materially alter or delay any of the transactions contemplated by this agreement, or that could reasonably be expected to have a material adverse effect on the Company;</text:p>
            </text:list-item>
            <text:list-item>
              <text:p text:style-name="P11">The execution and performance of this agreement by the Company has been duly authorised by all necessary actions, and this agreement has been duly executed and delivered by the Company; and</text:p>
            </text:list-item>
            <text:list-item>
              <text:p text:style-name="P11">This agreement is valid and binding upon the Company and enforceable in accordance with its terms.</text:p>
              <text:list>
                <text:list-item>
                  <text:h text:style-name="P1" text:outline-level="3">Most favoured nation</text:h>
                </text:list-item>
              </text:list>
            </text:list-item>
          </text:list>
          <text:p text:style-name="P10">In the event the Company proposes to offer either an advance subscription for equity in the Company or a convertible note at any time prior to a Financing Round, the Company will provide the Subscriber with written notice of such subscription or convertible note no later than 5 Business Days after the closing date thereof, including the price and terms of such subscription or note (the “Subsequent Convertible Subscription”).</text:p>
          <text:p text:style-name="P10">In the event the Subscriber determines, in its sole and absolute discretion, that any Subsequent Convertible Subscription contains terms more favourable to the subscribers thereof than the terms set forth in this agreement in conjunction with and as amended by any other rights the Subscriber receives in connection herewith, the Subscriber may elect to either exchange this agreement and any other agreements made in conjunction with it for an agreement issued pursuant to the Subsequent Convertible Subscription, or to require the Company to amend the terms of this agreement or other rights the Subscriber receives in connection herewith to reflect any such more favourable terms.</text:p>
          <text:list>
            <text:list-item>
              <text:list>
                <text:list-item>
                  <text:h text:style-name="P2" text:outline-level="3"><text:bookmark text:name="Notification"/>Notices</text:h>
                </text:list-item>
              </text:list>
            </text:list-item>
            <text:list-item>
              <text:p text:style-name="P11">Any notice or other communication given to a party in connection with this agreement will be in writing and may be delivered by hand or sent by email to that party’s email address as notified in writing to the other party from time to time.</text:p>
            </text:list-item>
            <text:list-item>
              <text:p text:style-name="P11">Any notice or communication delivered by hand or sent by email will be deemed to have been received:</text:p>
              <text:list>
                <text:list-item>
                  <text:p text:style-name="P11">if delivered by hand, at the time of delivery;</text:p>
                </text:list-item>
                <text:list-item>
                  <text:p text:style-name="P11">if sent by email, 1 hour after the time sent unless the sender received an automated message that the email has not been delivered.</text:p>
                </text:list-item>
                <text:list-item>
                  <text:h text:style-name="P1" text:outline-level="3">General</text:h>
                </text:list-item>
              </text:list>
            </text:list-item>
            <text:list-item>
              <text:p text:style-name="P10">Status of funds</text:p>
              <text:p text:style-name="P10">For the avoidance of doubt, the Advance Subscription Funds will not be treated as a loan to the Company, no interest is payable in any circumstance, and no amount of the Advance Subscription Funds is repayable by the Company in any circumstance but such amount will be converted into shares in the Company as set out in Clause 3.</text:p>
            </text:list-item>
            <text:list-item>
              <text:p text:style-name="P10">Entire Agreement</text:p>
              <text:p text:style-name="P10">The entire agreement between the parties is set out in this agreement. This agreement replaces and extinguishes all agreements, promises, assurances, warranties, representations, and understandings relating to the subject matter of this agreement, regardless of when they were made and the form in which they were made.</text:p>
            </text:list-item>
            <text:list-item>
              <text:p text:style-name="P10">Effective date</text:p>
              <text:p text:style-name="P10">This agreement will take effect when it is duly signed by both parties.</text:p>
            </text:list-item>
            <text:list-item>
              <text:p text:style-name="P10">Termination</text:p>
              <text:p text:style-name="P10">This agreement will automatically terminate in accordance with Clause 3 and otherwise it will only be terminated in writing and signed by the Subscriber and the Company.</text:p>
            </text:list-item>
            <text:list-item>
              <text:p text:style-name="P10">Counterparts</text:p>
              <text:p text:style-name="P10">This agreement may be executed in any number of counterparts, each of which will constitute an original, and all the counterparts will together constitute one and the same agreement. The exchange of a fully executed version of this agreement in counterparts or otherwise by electronic transmission in PDF format or otherwise will be sufficient to bind the parties to the terms and conditions of this agreement and no exchange of originals is necessary.</text:p>
            </text:list-item>
          </text:list>
        </text:list-item>
        <text:list-item>
          <text:p text:style-name="P10">Legal Fees</text:p>
          <text:p text:style-name="P10">Each of the parties will each bear their own legal fees in relation to the preparation, negotiation and finalizing of this agreement.</text:p>
          <text:list>
            <text:list-item>
              <text:list>
                <text:list-item>
                  <text:h text:style-name="P1" text:outline-level="3">Right of third parties</text:h>
                </text:list-item>
              </text:list>
            </text:list-item>
          </text:list>
          <text:p text:style-name="P10">Except as expressly provided otherwise in this agreement, this agreement does not confer any rights on any person or party (other than the parties to this agreement) pursuant to the Contracts (Rights of Third Parties) Act 1999.</text:p>
          <text:list>
            <text:list-item>
              <text:list>
                <text:list-item>
                  <text:h text:style-name="P1" text:outline-level="3">Severance</text:h>
                </text:list-item>
              </text:list>
            </text:list-item>
            <text:list-item>
              <text:p text:style-name="P11">If any provision of this agreement is held to be invalid or unenforceable by any judicial or other competent authority, all other provisions of this agreement will remain in full force and effect and will not in any way be impaired.</text:p>
            </text:list-item>
            <text:list-item>
              <text:p text:style-name="P11">If any provision of this agreement is held to be invalid or unenforceable but would be valid or enforceable if some part of the provision were deleted, the provision in question will apply with the minimum modifications necessary to make it valid and enforceable.</text:p>
              <text:list>
                <text:list-item>
                  <text:h text:style-name="P1" text:outline-level="3">Governing law</text:h>
                </text:list-item>
              </text:list>
            </text:list-item>
          </text:list>
          <text:p text:style-name="P10">This agreement will and all non-contractual or other obligations arising out of or in connection with it will be governed by and construed in accordance with the laws of England and Wales, and the courts of England and Wales will have exclusive jurisdiction.</text:p>
        </text:list-item>
      </text:list>
      <text:p text:style-name="Text_20_body">This agreement is dated ..................</text:p>
      <text:p text:style-name="Text_20_body"/>
      <text:p text:style-name="Text_20_body">I agree to the above.</text:p>
      <text:p text:style-name="Text_20_body"/>
      <text:p text:style-name="Text_20_body">Jason da Costa</text:p>
      <text:p text:style-name="Text_20_body"/>
      <text:p text:style-name="Text_20_body">We agree to the above.</text:p>
      <text:p text:style-name="Text_20_body"/>
      <text:p text:style-name="Text_20_body"><draw:frame draw:style-name="fr1" draw:name="Image1" text:anchor-type="as-char" svg:width="15.028cm" svg:height="5.821cm" draw:z-index="0"><draw:image xlink:href="https://seedlegals-prod-assets.s3.eu-west-2.amazonaws.com/sig/u_2T2naaTF62_20230607T161412Z.png" xlink:type="simple" xlink:show="embed" xlink:actuate="onLoad" draw:mime-type="image/png"/></draw:frame></text:p>
      <text:p text:style-name="Text_20_body">Raul Braz Bava<text:line-break/>for and on behalf of 3Fin Analytics Ltd<text:line-break/>22 March 2024</text:p>
      <text:p text:style-name="Text_20_body">SeedLegals - SeedFAST Agreement - SFAG-7-2023-09-15 d_d6GKbTmpAc</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2pt" style:language-asian="zh" style:country-asian="CN" style:font-name-complex="Arial Unicode MS1"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Liberation Serif" fo:font-size="12pt" fo:language="en" fo:country="GB" style:font-name-asian="Songti SC" style:font-size-asian="12pt" style:language-asian="zh" style:country-asian="CN" style:font-name-complex="Arial Unicode M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style:font-name="Noto Sans" fo:font-family="'Noto Sans'"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Text_20_body" style:display-name="Text body" style:family="paragraph" style:parent-style-name="Standard" style:class="text">
      <style:paragraph-properties fo:margin-top="0cm" fo:margin-bottom="0.499cm" style:contextual-spacing="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size-asian="14pt"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21cm" fo:margin-bottom="1.921cm" fo:margin-left="1.921cm" fo:margin-right="1.92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master-page style:name="Endnote" style:page-layout-name="Mpm2"/>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image-count="1" meta:object-count="0" meta:page-count="1" meta:paragraph-count="134" meta:word-count="3041" meta:character-count="18237" meta:non-whitespace-character-count="15384"/>
    <meta:generator>LibreOffice/24.2.1.2$MacOSX_AARCH64 LibreOffice_project/db4def46b0453cc22e2d0305797cf981b68ef5ac</meta:generator>
  </office:meta>
</office:document-meta>
</file>